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987in" svg:x="0.2819in" svg:y="4.6457in">
            <draw:object draw:notify-on-update-of-ranges="Sheet1.C2:Sheet1.C6 Sheet1.D1:Sheet1.D1 Sheet1.D2:Sheet1.D6 Sheet1.E1:Sheet1.E1 Sheet1.E2:Sheet1.E6 Sheet1.F1:Sheet1.F1 Sheet1.F2:Sheet1.F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76in" svg:x="0.2492in" svg:y="8.5811in">
            <draw:object draw:notify-on-update-of-ranges="Sheet1.C9:Sheet1.C13 Sheet1.D8:Sheet1.D8 Sheet1.D9:Sheet1.D13 Sheet1.E8:Sheet1.E8 Sheet1.E9:Sheet1.E13 Sheet1.F8:Sheet1.F8 Sheet1.F9:Sheet1.F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76in" svg:x="0.2386in" svg:y="11.9295in">
            <draw:object draw:notify-on-update-of-ranges="Sheet1.C15:Sheet1.C19 Sheet1.D14:Sheet1.D14 Sheet1.D15:Sheet1.D19 Sheet1.E14:Sheet1.E14 Sheet1.E15:Sheet1.E19 Sheet1.F14:Sheet1.F14 Sheet1.F15:Sheet1.F1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in" svg:height="3.5449in" svg:x="0.1626in" svg:y="15.4244in">
            <draw:object draw:notify-on-update-of-ranges="Sheet1.C21:Sheet1.C24 Sheet1.D20:Sheet1.D20 Sheet1.D21:Sheet1.D24 Sheet1.E20:Sheet1.E20 Sheet1.E21:Sheet1.E24 Sheet1.F20:Sheet1.F20 Sheet1.F21:Sheet1.F2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Size of VM = 1 G</text:p>
          </table:table-cell>
          <table:table-cell/>
          <table:table-cell table:style-name="ce1" office:value-type="string" calcext:value-type="string">
            <text:p># of Records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95 percent</text:p>
          </table:table-cell>
          <table:table-cell table:style-name="ce1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style-name="ce1" office:value-type="string" calcext:value-type="string">
            <text:p>Workload F</text:p>
          </table:table-cell>
          <table:table-cell table:style-name="ce1" office:value-type="string" calcext:value-type="string">
            <text:p>Cleanup</text:p>
          </table:table-cell>
          <table:table-cell office:value-type="float" office:value="1000" calcext:value-type="float">
            <text:p>1000</text:p>
          </table:table-cell>
          <table:table-cell table:formula="of:=AVERAGE(1.25; 1.25; 1.25)" office:value-type="float" office:value="1.25" calcext:value-type="float">
            <text:p>1.25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1; 1; 1)" office:value-type="float" office:value="1" calcext:value-type="float">
            <text:p>1</text:p>
          </table:table-cell>
          <table:table-cell table:formula="of:=AVERAGE(2; 2; 2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table:style-name="ce2" table:formula="of:=AVERAGE(1.25; 1.25; 1.25)" office:value-type="float" office:value="1.25" calcext:value-type="float">
            <text:p>1.25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1; 1; 1)" office:value-type="float" office:value="1" calcext:value-type="float">
            <text:p>1</text:p>
          </table:table-cell>
          <table:table-cell table:formula="of:=AVERAGE(2; 2; 2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AVERAGE(1.25; 1)" office:value-type="float" office:value="1.125" calcext:value-type="float">
            <text:p>1.125</text:p>
          </table:table-cell>
          <table:table-cell table:formula="of:=AVERAGE(2; 2)" office:value-type="float" office:value="2" calcext:value-type="float">
            <text:p>2</text:p>
          </table:table-cell>
          <table:table-cell table:formula="of:=AVERAGE(2; 2)" office:value-type="float" office:value="2" calcext:value-type="float">
            <text:p>2</text:p>
          </table:table-cell>
          <table:table-cell table:formula="of:=AVERAGE(1; 0)" office:value-type="float" office:value="0.5" calcext:value-type="float">
            <text:p>0.5</text:p>
          </table:table-cell>
          <table:table-cell table:formula="of:=AVERAGE(2; 2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AVERAGE(2.25; 2.25; 1.25)" office:value-type="float" office:value="1.91666666666667" calcext:value-type="float">
            <text:p>1.9166666667</text:p>
          </table:table-cell>
          <table:table-cell table:formula="of:=AVERAGE(6; 6; 2)" office:value-type="float" office:value="4.66666666666667" calcext:value-type="float">
            <text:p>4.6666666667</text:p>
          </table:table-cell>
          <table:table-cell table:formula="of:=AVERAGE(6; 6; 2)" office:value-type="float" office:value="4.66666666666667" calcext:value-type="float">
            <text:p>4.6666666667</text:p>
          </table:table-cell>
          <table:table-cell table:formula="of:=AVERAGE(1; 1; 1)" office:value-type="float" office:value="1" calcext:value-type="float">
            <text:p>1</text:p>
          </table:table-cell>
          <table:table-cell table:formula="of:=AVERAGE(6; 6; 2)" office:value-type="float" office:value="4.66666666666667" calcext:value-type="float">
            <text:p>4.666666666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uns <text:span text:style-name="T1">THREE TIMES</text:span> to get averages of all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# of Records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95 percent</text:p>
          </table:table-cell>
          <table:table-cell table:style-name="ce1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table:style-name="ce1" office:value-type="string" calcext:value-type="string">
            <text:p>Read</text:p>
          </table:table-cell>
          <table:table-cell table:formula="of:=[.C2]" office:value-type="float" office:value="1000" calcext:value-type="float">
            <text:p>1000</text:p>
          </table:table-cell>
          <table:table-cell table:formula="of:=AVERAGE(181.250257; 169.89441; 200.335168)" office:value-type="float" office:value="183.826611666667" calcext:value-type="float">
            <text:p>183.8266116667</text:p>
          </table:table-cell>
          <table:table-cell table:formula="of:=AVERAGE(408; 387; 429)" office:value-type="float" office:value="408" calcext:value-type="float">
            <text:p>408</text:p>
          </table:table-cell>
          <table:table-cell table:formula="of:=AVERAGE(650; 606; 709)" office:value-type="float" office:value="655" calcext:value-type="float">
            <text:p>655</text:p>
          </table:table-cell>
          <table:table-cell table:formula="of:=AVERAGE(22; 21; 22)" office:value-type="float" office:value="21.6666666666667" calcext:value-type="float">
            <text:p>21.6666666667</text:p>
          </table:table-cell>
          <table:table-cell table:formula="of:=AVERAGE(111807; 66943; 71039)" office:value-type="float" office:value="83263" calcext:value-type="float">
            <text:p>83263</text:p>
          </table:table-cell>
        </table:table-row>
        <table:table-row table:style-name="ro1">
          <table:table-cell table:number-columns-repeated="2"/>
          <table:table-cell table:formula="of:=[.C3]" office:value-type="float" office:value="10000" calcext:value-type="float">
            <text:p>10000</text:p>
          </table:table-cell>
          <table:table-cell table:formula="of:=AVERAGE(194.385767; 197.855545; 197.539593)" office:value-type="float" office:value="196.593635" calcext:value-type="float">
            <text:p>196.593635</text:p>
          </table:table-cell>
          <table:table-cell table:formula="of:=AVERAGE(422; 407; 468)" office:value-type="float" office:value="432.333333333333" calcext:value-type="float">
            <text:p>432.3333333333</text:p>
          </table:table-cell>
          <table:table-cell table:formula="of:=AVERAGE(849; 816; 831)" office:value-type="float" office:value="832" calcext:value-type="float">
            <text:p>832</text:p>
          </table:table-cell>
          <table:table-cell table:formula="of:=AVERAGE(21; 22; 22)" office:value-type="float" office:value="21.6666666666667" calcext:value-type="float">
            <text:p>21.6666666667</text:p>
          </table:table-cell>
          <table:table-cell table:formula="of:=AVERAGE(135807; 96639; 110911)" office:value-type="float" office:value="114452.333333333" calcext:value-type="float">
            <text:p>114452.333333333</text:p>
          </table:table-cell>
        </table:table-row>
        <table:table-row table:style-name="ro1">
          <table:table-cell table:number-columns-repeated="2"/>
          <table:table-cell table:formula="of:=[.C4]" office:value-type="float" office:value="100000" calcext:value-type="float">
            <text:p>100000</text:p>
          </table:table-cell>
          <table:table-cell table:formula="of:=AVERAGE(512.34123; 555.583388)" office:value-type="float" office:value="533.962309" calcext:value-type="float">
            <text:p>533.962309</text:p>
          </table:table-cell>
          <table:table-cell table:formula="of:=AVERAGE(1610; 1811)" office:value-type="float" office:value="1710.5" calcext:value-type="float">
            <text:p>1710.5</text:p>
          </table:table-cell>
          <table:table-cell table:formula="of:=AVERAGE(4259; 5539)" office:value-type="float" office:value="4899" calcext:value-type="float">
            <text:p>4899</text:p>
          </table:table-cell>
          <table:table-cell table:formula="of:=AVERAGE(20; 20)" office:value-type="float" office:value="20" calcext:value-type="float">
            <text:p>20</text:p>
          </table:table-cell>
          <table:table-cell table:formula="of:=AVERAGE(196863; 170495)" office:value-type="float" office:value="183679" calcext:value-type="float">
            <text:p>183679</text:p>
          </table:table-cell>
        </table:table-row>
        <table:table-row table:style-name="ro1">
          <table:table-cell table:number-columns-repeated="2"/>
          <table:table-cell table:formula="of:=[.C5]" office:value-type="float" office:value="1000000" calcext:value-type="float">
            <text:p>1000000</text:p>
          </table:table-cell>
          <table:table-cell table:formula="of:=AVERAGE(1403.854805; 1252.758076; 1371.468401)" office:value-type="float" office:value="1342.69376066667" calcext:value-type="float">
            <text:p>1342.6937606667</text:p>
          </table:table-cell>
          <table:table-cell table:formula="of:=AVERAGE(3513; 2739; 3351)" office:value-type="float" office:value="3201" calcext:value-type="float">
            <text:p>3201</text:p>
          </table:table-cell>
          <table:table-cell table:formula="of:=AVERAGE(34655; 27343; 33183)" office:value-type="float" office:value="31727" calcext:value-type="float">
            <text:p>31727</text:p>
          </table:table-cell>
          <table:table-cell table:formula="of:=AVERAGE(19; 20; 20)" office:value-type="float" office:value="19.6666666666667" calcext:value-type="float">
            <text:p>19.6666666667</text:p>
          </table:table-cell>
          <table:table-cell table:formula="of:=AVERAGE(252159; 262655; 575999)" office:value-type="float" office:value="363604.333333333" calcext:value-type="float">
            <text:p>363604.33333333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>
            <text:p># of Records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95 percent</text:p>
          </table:table-cell>
          <table:table-cell table:style-name="ce1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table:style-name="ce1" office:value-type="string" calcext:value-type="string">
            <text:p>Read-Modify</text:p>
          </table:table-cell>
          <table:table-cell table:formula="of:=[.C2]" office:value-type="float" office:value="1000" calcext:value-type="float">
            <text:p>1000</text:p>
          </table:table-cell>
          <table:table-cell table:formula="of:=AVERAGE(530.915109893963; 500.184340240523; 588.052529198421)" office:value-type="float" office:value="539.717326444302" calcext:value-type="float">
            <text:p>539.7173264443</text:p>
          </table:table-cell>
          <table:table-cell table:formula="of:=AVERAGE(1097; 1044; 1143)" office:value-type="float" office:value="1094.66666666667" calcext:value-type="float">
            <text:p>1094.6666666667</text:p>
          </table:table-cell>
          <table:table-cell table:formula="of:=AVERAGE(1579; 1460; 1766)" office:value-type="float" office:value="1601.66666666667" calcext:value-type="float">
            <text:p>1601.6666666667</text:p>
          </table:table-cell>
          <table:table-cell table:formula="of:=AVERAGE(71; 75; 70)" office:value-type="float" office:value="72" calcext:value-type="float">
            <text:p>72</text:p>
          </table:table-cell>
          <table:table-cell table:formula="of:=AVERAGE(125183; 190463; 169215)" office:value-type="float" office:value="161620.333333333" calcext:value-type="float">
            <text:p>161620.333333333</text:p>
          </table:table-cell>
        </table:table-row>
        <table:table-row table:style-name="ro1">
          <table:table-cell/>
          <table:table-cell table:style-name="ce1" office:value-type="string" calcext:value-type="string">
            <text:p>-Write</text:p>
          </table:table-cell>
          <table:table-cell table:formula="of:=[.C3]" office:value-type="float" office:value="10000" calcext:value-type="float">
            <text:p>10000</text:p>
          </table:table-cell>
          <table:table-cell table:formula="of:=AVERAGE(547.024731548321; 568.665267643058; 564.453281927364)" office:value-type="float" office:value="560.047760372914" calcext:value-type="float">
            <text:p>560.0477603729</text:p>
          </table:table-cell>
          <table:table-cell table:formula="of:=AVERAGE(1092; 1066; 1194)" office:value-type="float" office:value="1117.33333333333" calcext:value-type="float">
            <text:p>1117.3333333333</text:p>
          </table:table-cell>
          <table:table-cell table:formula="of:=AVERAGE(1782; 1880; 1828)" office:value-type="float" office:value="1830" calcext:value-type="float">
            <text:p>1830</text:p>
          </table:table-cell>
          <table:table-cell table:formula="of:=AVERAGE(70; 77; 71)" office:value-type="float" office:value="72.6666666666667" calcext:value-type="float">
            <text:p>72.6666666667</text:p>
          </table:table-cell>
          <table:table-cell table:formula="of:=AVERAGE(136575; 151295; 95743)" office:value-type="float" office:value="127871" calcext:value-type="float">
            <text:p>127871</text:p>
          </table:table-cell>
        </table:table-row>
        <table:table-row table:style-name="ro1">
          <table:table-cell table:number-columns-repeated="2"/>
          <table:table-cell table:formula="of:=[.C4]" office:value-type="float" office:value="100000" calcext:value-type="float">
            <text:p>100000</text:p>
          </table:table-cell>
          <table:table-cell table:formula="of:=AVERAGE(981.78096578172; 1038.25511535306)" office:value-type="float" office:value="1010.01804056739" calcext:value-type="float">
            <text:p>1010.0180405674</text:p>
          </table:table-cell>
          <table:table-cell table:formula="of:=AVERAGE(2569; 2871)" office:value-type="float" office:value="2720" calcext:value-type="float">
            <text:p>2720</text:p>
          </table:table-cell>
          <table:table-cell table:formula="of:=AVERAGE(5863; 7039)" office:value-type="float" office:value="6451" calcext:value-type="float">
            <text:p>6451</text:p>
          </table:table-cell>
          <table:table-cell table:formula="of:=AVERAGE(66; 64)" office:value-type="float" office:value="65" calcext:value-type="float">
            <text:p>65</text:p>
          </table:table-cell>
          <table:table-cell table:formula="of:=AVERAGE(146943; 170751)" office:value-type="float" office:value="158847" calcext:value-type="float">
            <text:p>158847</text:p>
          </table:table-cell>
        </table:table-row>
        <table:table-row table:style-name="ro1">
          <table:table-cell table:number-columns-repeated="2"/>
          <table:table-cell table:formula="of:=[.C5]" office:value-type="float" office:value="1000000" calcext:value-type="float">
            <text:p>1000000</text:p>
          </table:table-cell>
          <table:table-cell table:formula="of:=AVERAGE(1952.35628249905; 1749.66477763115; 1924.6516356676)" office:value-type="float" office:value="1875.55756526593" calcext:value-type="float">
            <text:p>1875.5575652659</text:p>
          </table:table-cell>
          <table:table-cell table:formula="of:=AVERAGE(4979; 4223; 4955)" office:value-type="float" office:value="4719" calcext:value-type="float">
            <text:p>4719</text:p>
          </table:table-cell>
          <table:table-cell table:formula="of:=AVERAGE(41919; 30623; 37247)" office:value-type="float" office:value="36596.3333333333" calcext:value-type="float">
            <text:p>36596.3333333333</text:p>
          </table:table-cell>
          <table:table-cell table:formula="of:=AVERAGE(68; 72; 70)" office:value-type="float" office:value="70" calcext:value-type="float">
            <text:p>70</text:p>
          </table:table-cell>
          <table:table-cell table:formula="of:=AVERAGE(252543; 350463; 571391)" office:value-type="float" office:value="391465.666666667" calcext:value-type="float">
            <text:p>391465.66666666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>
            <text:p># of Records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95 percent</text:p>
          </table:table-cell>
          <table:table-cell table:style-name="ce1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table:style-name="ce1" office:value-type="string" calcext:value-type="string">
            <text:p>Update</text:p>
          </table:table-cell>
          <table:table-cell table:formula="of:=[.C2]" office:value-type="float" office:value="1000" calcext:value-type="float">
            <text:p>1000</text:p>
          </table:table-cell>
          <table:table-cell table:formula="of:=AVERAGE(345.047715876377; 325.150263839854; 383.463767594945)" office:value-type="float" office:value="351.220582437059" calcext:value-type="float">
            <text:p>351.2205824371</text:p>
          </table:table-cell>
          <table:table-cell table:formula="of:=AVERAGE(739; 704; 774)" office:value-type="float" office:value="739" calcext:value-type="float">
            <text:p>739</text:p>
          </table:table-cell>
          <table:table-cell table:formula="of:=AVERAGE(1094; 1029; 1206)" office:value-type="float" office:value="1109.66666666667" calcext:value-type="float">
            <text:p>1109.6666666667</text:p>
          </table:table-cell>
          <table:table-cell table:formula="of:=AVERAGE(44; 43; 45)" office:value-type="float" office:value="44" calcext:value-type="float">
            <text:p>44</text:p>
          </table:table-cell>
          <table:table-cell table:formula="of:=AVERAGE(62655; 60575; 99967)" office:value-type="float" office:value="74399" calcext:value-type="float">
            <text:p>74399</text:p>
          </table:table-cell>
        </table:table-row>
        <table:table-row table:style-name="ro1">
          <table:table-cell table:number-columns-repeated="2"/>
          <table:table-cell table:formula="of:=[.C3]" office:value-type="float" office:value="10000" calcext:value-type="float">
            <text:p>10000</text:p>
          </table:table-cell>
          <table:table-cell table:formula="of:=AVERAGE(348.368157731608; 366.141621218347; 362.781462671711)" office:value-type="float" office:value="359.097080540555" calcext:value-type="float">
            <text:p>359.0970805406</text:p>
          </table:table-cell>
          <table:table-cell table:formula="of:=AVERAGE(718; 701; 796)" office:value-type="float" office:value="738.333333333333" calcext:value-type="float">
            <text:p>738.3333333333</text:p>
          </table:table-cell>
          <table:table-cell table:formula="of:=AVERAGE(1153; 1196; 1207)" office:value-type="float" office:value="1185.33333333333" calcext:value-type="float">
            <text:p>1185.3333333333</text:p>
          </table:table-cell>
          <table:table-cell table:formula="of:=AVERAGE(44; 45; 44)" office:value-type="float" office:value="44.3333333333333" calcext:value-type="float">
            <text:p>44.3333333333</text:p>
          </table:table-cell>
          <table:table-cell table:formula="of:=AVERAGE(42687; 39935; 31551)" office:value-type="float" office:value="38057.6666666667" calcext:value-type="float">
            <text:p>38057.6666666667</text:p>
          </table:table-cell>
        </table:table-row>
        <table:table-row table:style-name="ro1">
          <table:table-cell table:number-columns-repeated="2"/>
          <table:table-cell table:formula="of:=[.C4]" office:value-type="float" office:value="100000" calcext:value-type="float">
            <text:p>100000</text:p>
          </table:table-cell>
          <table:table-cell table:formula="of:=AVERAGE(515.975342411053; 463.065508310382; 474.986681873662)" office:value-type="float" office:value="484.675844198366" calcext:value-type="float">
            <text:p>484.6758441984</text:p>
          </table:table-cell>
          <table:table-cell table:formula="of:=AVERAGE(1589; 1375; 1458)" office:value-type="float" office:value="1474" calcext:value-type="float">
            <text:p>1474</text:p>
          </table:table-cell>
          <table:table-cell table:formula="of:=AVERAGE(3493; 2705; 2993)" office:value-type="float" office:value="3063.66666666667" calcext:value-type="float">
            <text:p>3063.6666666667</text:p>
          </table:table-cell>
          <table:table-cell table:formula="of:=AVERAGE(41; 42; 40)" office:value-type="float" office:value="41" calcext:value-type="float">
            <text:p>41</text:p>
          </table:table-cell>
          <table:table-cell table:formula="of:=AVERAGE(475391; 82559; 82559)" office:value-type="float" office:value="213503" calcext:value-type="float">
            <text:p>213503</text:p>
          </table:table-cell>
        </table:table-row>
        <table:table-row table:style-name="ro1">
          <table:table-cell table:number-columns-repeated="2"/>
          <table:table-cell table:formula="of:=[.C5]" office:value-type="float" office:value="1000000" calcext:value-type="float">
            <text:p>1000000</text:p>
          </table:table-cell>
          <table:table-cell table:formula="of:=AVERAGE(529.70799888846; 492.749752189245; 546.904631178084)" office:value-type="float" office:value="523.120794085263" calcext:value-type="float">
            <text:p>523.1207940853</text:p>
          </table:table-cell>
          <table:table-cell table:formula="of:=AVERAGE(1657; 1509; 1775)" office:value-type="float" office:value="1647" calcext:value-type="float">
            <text:p>1647</text:p>
          </table:table-cell>
          <table:table-cell table:formula="of:=AVERAGE(4551; 4115; 4723)" office:value-type="float" office:value="4463" calcext:value-type="float">
            <text:p>4463</text:p>
          </table:table-cell>
          <table:table-cell table:formula="of:=AVERAGE(45; 48; 47)" office:value-type="float" office:value="46.6666666666667" calcext:value-type="float">
            <text:p>46.6666666667</text:p>
          </table:table-cell>
          <table:table-cell table:formula="of:=AVERAGE(71615; 83903; 494079)" office:value-type="float" office:value="216532.333333333" calcext:value-type="float">
            <text:p>216532.333333333</text:p>
          </table:table-cell>
        </table:table-row>
        <table:table-row table:style-name="ro1" table:number-rows-repeated="3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=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5:03:54.1565678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08:29:56.552212322</meta:creation-date>
    <dc:date>2017-06-07T15:19:00.255739834</dc:date>
    <meta:editing-duration>PT10H33M36S</meta:editing-duration>
    <meta:editing-cycles>289</meta:editing-cycles>
    <meta:generator>LibreOffice/4.2.8.2$Linux_X86_64 LibreOffice_project/420m0$Build-2</meta:generator>
    <meta:document-statistic meta:table-count="1" meta:cell-count="12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10.128cm" xlink:href=".." xlink:type="simple" chart:class="chart:line" chart:style-name="ch1">
        <chart:title svg:x="6.343cm" svg:y="0.302cm" chart:style-name="ch2">
          <text:p>1G, Workload F, Cleanup Stage</text:p>
        </chart:title>
        <chart:legend chart:legend-position="end" svg:x="13.04cm" svg:y="4.267cm" style:legend-expansion="high" chart:style-name="ch3"/>
        <chart:plot-area chart:style-name="ch4" table:cell-range-address="Sheet1.C1:Sheet1.F6" chart:data-source-has-labels="both" svg:x="1.33cm" svg:y="1.345cm" svg:width="11.391cm" svg:height="7.6cm">
          <chartooo:coordinate-region svg:x="2.057cm" svg:y="1.544cm" svg:width="10.664cm" svg:height="6.754cm"/>
          <chart:axis chart:dimension="x" chart:name="primary-x" chart:style-name="ch5" chartooo:axis-type="auto">
            <chartooo:date-scale/>
            <chart:title svg:x="6.055cm" svg:y="9.147cm" chart:style-name="ch6">
              <text:p># of Records</text:p>
            </chart:title>
            <chart:categories table:cell-range-address="Sheet1.C2:Sheet1.C6"/>
            <chart:grid chart:style-name="ch7" chart:class="major"/>
          </chart:axis>
          <chart:axis chart:dimension="y" chart:name="primary-y" chart:style-name="ch5">
            <chart:title svg:x="0.451cm" svg:y="5.864cm" chart:style-name="ch8">
              <text:p>Time (us)</text:p>
            </chart:title>
            <chart:grid chart:style-name="ch7" chart:class="major"/>
          </chart:axis>
          <chart:series chart:style-name="ch9" chart:values-cell-range-address="Sheet1.D2:Sheet1.D6" chart:label-cell-address="Sheet1.D1:Sheet1.D1" chart:class="chart:line">
            <chart:data-point chart:repeated="5"/>
          </chart:series>
          <chart:series chart:style-name="ch10" chart:values-cell-range-address="Sheet1.E2:Sheet1.E6" chart:label-cell-address="Sheet1.E1:Sheet1.E1" chart:class="chart:line">
            <chart:data-point chart:repeated="5"/>
          </chart:series>
          <chart:series chart:style-name="ch11" chart:values-cell-range-address="Sheet1.F2:Sheet1.F6" chart:label-cell-address="Sheet1.F1:Sheet1.F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D1:Sheet1.D1</svg:desc>
                </draw:g>
              </table:table-cell>
              <table:table-cell office:value-type="string">
                <text:p>95 percent</text:p>
                <draw:g>
                  <svg:desc>Sheet1.E1:Sheet1.E1</svg:desc>
                </draw:g>
              </table:table-cell>
              <table:table-cell office:value-type="string">
                <text:p>99 percent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C2:Sheet1.C6</svg:desc>
                </draw:g>
              </table:table-cell>
              <table:table-cell office:value-type="float" office:value="1.25">
                <text:p>1.25</text:p>
                <draw:g>
                  <svg:desc>Sheet1.D2:Sheet1.D6</svg:desc>
                </draw:g>
              </table:table-cell>
              <table:table-cell office:value-type="float" office:value="2">
                <text:p>2</text:p>
                <draw:g>
                  <svg:desc>Sheet1.E2:Sheet1.E6</svg:desc>
                </draw:g>
              </table:table-cell>
              <table:table-cell office:value-type="float" office:value="2">
                <text:p>2</text:p>
                <draw:g>
                  <svg:desc>Sheet1.F2:Sheet1.F6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25">
                <text:p>1.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125">
                <text:p>1.1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12cm" xlink:href=".." xlink:type="simple" chart:class="chart:line" chart:style-name="ch1">
        <chart:title svg:x="5.138cm" svg:y="0.316cm" chart:style-name="ch2">
          <text:p>1G, Workload F, Read stage</text:p>
        </chart:title>
        <chart:legend chart:legend-position="end" svg:x="13.04cm" svg:y="3.709cm" style:legend-expansion="high" chart:style-name="ch3"/>
        <chart:plot-area chart:style-name="ch4" table:cell-range-address="Sheet1.C8:Sheet1.F13" chart:data-source-has-labels="both" svg:x="1.33cm" svg:y="1.301cm" svg:width="11.391cm" svg:height="6.55cm">
          <chartooo:coordinate-region svg:x="2.507cm" svg:y="1.5cm" svg:width="10.214cm" svg:height="5.704cm"/>
          <chart:axis chart:dimension="x" chart:name="primary-x" chart:style-name="ch5" chartooo:axis-type="auto">
            <chartooo:date-scale/>
            <chart:title svg:x="6.055cm" svg:y="8.031cm" chart:style-name="ch6">
              <text:p># of Records</text:p>
            </chart:title>
            <chart:categories table:cell-range-address="Sheet1.C9:Sheet1.C13"/>
          </chart:axis>
          <chart:axis chart:dimension="y" chart:name="primary-y" chart:style-name="ch5">
            <chart:title svg:x="0.451cm" svg:y="5.295cm" chart:style-name="ch7">
              <text:p>Time (us)</text:p>
            </chart:title>
            <chart:grid chart:style-name="ch8" chart:class="major"/>
          </chart:axis>
          <chart:series chart:style-name="ch9" chart:values-cell-range-address="Sheet1.D9:Sheet1.D13" chart:label-cell-address="Sheet1.D8:Sheet1.D8" chart:class="chart:line">
            <chart:data-point chart:repeated="5"/>
          </chart:series>
          <chart:series chart:style-name="ch10" chart:values-cell-range-address="Sheet1.E9:Sheet1.E13" chart:label-cell-address="Sheet1.E8:Sheet1.E8" chart:class="chart:line">
            <chart:data-point chart:repeated="5"/>
          </chart:series>
          <chart:series chart:style-name="ch11" chart:values-cell-range-address="Sheet1.F9:Sheet1.F13" chart:label-cell-address="Sheet1.F8:Sheet1.F8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D8:Sheet1.D8</svg:desc>
                </draw:g>
              </table:table-cell>
              <table:table-cell office:value-type="string">
                <text:p>95 percent</text:p>
                <draw:g>
                  <svg:desc>Sheet1.E8:Sheet1.E8</svg:desc>
                </draw:g>
              </table:table-cell>
              <table:table-cell office:value-type="string">
                <text:p>99 percent</text:p>
                <draw:g>
                  <svg:desc>Sheet1.F8:Sheet1.F8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C9:Sheet1.C13</svg:desc>
                </draw:g>
              </table:table-cell>
              <table:table-cell office:value-type="float" office:value="183.826611666667">
                <text:p>183.826611666667</text:p>
                <draw:g>
                  <svg:desc>Sheet1.D9:Sheet1.D13</svg:desc>
                </draw:g>
              </table:table-cell>
              <table:table-cell office:value-type="float" office:value="408">
                <text:p>408</text:p>
                <draw:g>
                  <svg:desc>Sheet1.E9:Sheet1.E13</svg:desc>
                </draw:g>
              </table:table-cell>
              <table:table-cell office:value-type="float" office:value="655">
                <text:p>655</text:p>
                <draw:g>
                  <svg:desc>Sheet1.F9:Sheet1.F13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96.593635">
                <text:p>196.593635</text:p>
              </table:table-cell>
              <table:table-cell office:value-type="float" office:value="432.333333333333">
                <text:p>432.333333333333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33.962309">
                <text:p>533.962309</text:p>
              </table:table-cell>
              <table:table-cell office:value-type="float" office:value="1710.5">
                <text:p>1710.5</text:p>
              </table:table-cell>
              <table:table-cell office:value-type="float" office:value="4899">
                <text:p>489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342.69376066667">
                <text:p>1342.69376066667</text:p>
              </table:table-cell>
              <table:table-cell office:value-type="float" office:value="3201">
                <text:p>3201</text:p>
              </table:table-cell>
              <table:table-cell office:value-type="float" office:value="31727">
                <text:p>317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12cm" xlink:href=".." xlink:type="simple" chart:class="chart:line" chart:style-name="ch1">
        <chart:title svg:x="3.801cm" svg:y="0.316cm" chart:style-name="ch2">
          <text:p>1G, Workload F, Read-Modify-Write stage</text:p>
        </chart:title>
        <chart:legend chart:legend-position="end" svg:x="13.04cm" svg:y="3.709cm" style:legend-expansion="high" chart:style-name="ch3"/>
        <chart:plot-area chart:style-name="ch4" table:cell-range-address="Sheet1.C14:Sheet1.F19" chart:data-source-has-labels="both" svg:x="1.33cm" svg:y="1.301cm" svg:width="11.391cm" svg:height="6.55cm">
          <chartooo:coordinate-region svg:x="2.507cm" svg:y="1.5cm" svg:width="10.214cm" svg:height="5.704cm"/>
          <chart:axis chart:dimension="x" chart:name="primary-x" chart:style-name="ch5" chartooo:axis-type="auto">
            <chartooo:date-scale/>
            <chart:title svg:x="6.055cm" svg:y="8.031cm" chart:style-name="ch6">
              <text:p># of Records</text:p>
            </chart:title>
            <chart:categories table:cell-range-address="Sheet1.C15:Sheet1.C19"/>
          </chart:axis>
          <chart:axis chart:dimension="y" chart:name="primary-y" chart:style-name="ch5">
            <chart:title svg:x="0.451cm" svg:y="5.295cm" chart:style-name="ch7">
              <text:p>Time (us)</text:p>
            </chart:title>
            <chart:grid chart:style-name="ch8" chart:class="major"/>
          </chart:axis>
          <chart:series chart:style-name="ch9" chart:values-cell-range-address="Sheet1.D15:Sheet1.D19" chart:label-cell-address="Sheet1.D14:Sheet1.D14" chart:class="chart:line">
            <chart:data-point chart:repeated="5"/>
          </chart:series>
          <chart:series chart:style-name="ch10" chart:values-cell-range-address="Sheet1.E15:Sheet1.E19" chart:label-cell-address="Sheet1.E14:Sheet1.E14" chart:class="chart:line">
            <chart:data-point chart:repeated="5"/>
          </chart:series>
          <chart:series chart:style-name="ch11" chart:values-cell-range-address="Sheet1.F15:Sheet1.F19" chart:label-cell-address="Sheet1.F14:Sheet1.F14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D14:Sheet1.D14</svg:desc>
                </draw:g>
              </table:table-cell>
              <table:table-cell office:value-type="string">
                <text:p>95 percent</text:p>
                <draw:g>
                  <svg:desc>Sheet1.E14:Sheet1.E14</svg:desc>
                </draw:g>
              </table:table-cell>
              <table:table-cell office:value-type="string">
                <text:p>99 percent</text:p>
                <draw:g>
                  <svg:desc>Sheet1.F14:Sheet1.F14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C15:Sheet1.C19</svg:desc>
                </draw:g>
              </table:table-cell>
              <table:table-cell office:value-type="float" office:value="539.717326444302">
                <text:p>539.717326444302</text:p>
                <draw:g>
                  <svg:desc>Sheet1.D15:Sheet1.D19</svg:desc>
                </draw:g>
              </table:table-cell>
              <table:table-cell office:value-type="float" office:value="1094.66666666667">
                <text:p>1094.66666666667</text:p>
                <draw:g>
                  <svg:desc>Sheet1.E15:Sheet1.E19</svg:desc>
                </draw:g>
              </table:table-cell>
              <table:table-cell office:value-type="float" office:value="1601.66666666667">
                <text:p>1601.66666666667</text:p>
                <draw:g>
                  <svg:desc>Sheet1.F15:Sheet1.F19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60.047760372914">
                <text:p>560.047760372914</text:p>
              </table:table-cell>
              <table:table-cell office:value-type="float" office:value="1117.33333333333">
                <text:p>1117.33333333333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010.01804056739">
                <text:p>1010.01804056739</text:p>
              </table:table-cell>
              <table:table-cell office:value-type="float" office:value="2720">
                <text:p>2720</text:p>
              </table:table-cell>
              <table:table-cell office:value-type="float" office:value="6451">
                <text:p>645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875.55756526593">
                <text:p>1875.55756526593</text:p>
              </table:table-cell>
              <table:table-cell office:value-type="float" office:value="4719">
                <text:p>4719</text:p>
              </table:table-cell>
              <table:table-cell office:value-type="float" office:value="36596.3333333333">
                <text:p>36596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5.561cm" svg:y="0.316cm" chart:style-name="ch2">
          <text:p>1G, Workload F, Update</text:p>
        </chart:title>
        <chart:legend chart:legend-position="end" svg:x="13.04cm" svg:y="3.705cm" style:legend-expansion="high" chart:style-name="ch3"/>
        <chart:plot-area chart:style-name="ch4" table:cell-range-address="Sheet1.C20:Sheet1.F24" chart:data-source-has-labels="both" svg:x="1.33cm" svg:y="1.301cm" svg:width="11.391cm" svg:height="6.543cm">
          <chartooo:coordinate-region svg:x="2.322cm" svg:y="1.5cm" svg:width="9.749cm" svg:height="5.697cm"/>
          <chart:axis chart:dimension="x" chart:name="primary-x" chart:style-name="ch5" chartooo:axis-type="auto">
            <chartooo:date-scale/>
            <chart:title svg:x="6.055cm" svg:y="8.024cm" chart:style-name="ch6">
              <text:p># of Records</text:p>
            </chart:title>
            <chart:categories table:cell-range-address="Sheet1.C21:Sheet1.C24"/>
          </chart:axis>
          <chart:axis chart:dimension="y" chart:name="primary-y" chart:style-name="ch5">
            <chart:title svg:x="0.451cm" svg:y="5.291cm" chart:style-name="ch7">
              <text:p>Time (us)</text:p>
            </chart:title>
            <chart:grid chart:style-name="ch8" chart:class="major"/>
          </chart:axis>
          <chart:series chart:style-name="ch9" chart:values-cell-range-address="Sheet1.D21:Sheet1.D24" chart:label-cell-address="Sheet1.D20:Sheet1.D20" chart:class="chart:line">
            <chart:data-point chart:repeated="4"/>
          </chart:series>
          <chart:series chart:style-name="ch10" chart:values-cell-range-address="Sheet1.E21:Sheet1.E24" chart:label-cell-address="Sheet1.E20:Sheet1.E20" chart:class="chart:line">
            <chart:data-point chart:repeated="4"/>
          </chart:series>
          <chart:series chart:style-name="ch11" chart:values-cell-range-address="Sheet1.F21:Sheet1.F24" chart:label-cell-address="Sheet1.F20:Sheet1.F20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D20:Sheet1.D20</svg:desc>
                </draw:g>
              </table:table-cell>
              <table:table-cell office:value-type="string">
                <text:p>95 percent</text:p>
                <draw:g>
                  <svg:desc>Sheet1.E20:Sheet1.E20</svg:desc>
                </draw:g>
              </table:table-cell>
              <table:table-cell office:value-type="string">
                <text:p>99 percent</text:p>
                <draw:g>
                  <svg:desc>Sheet1.F20:Sheet1.F20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C21:Sheet1.C24</svg:desc>
                </draw:g>
              </table:table-cell>
              <table:table-cell office:value-type="float" office:value="351.220582437059">
                <text:p>351.220582437059</text:p>
                <draw:g>
                  <svg:desc>Sheet1.D21:Sheet1.D24</svg:desc>
                </draw:g>
              </table:table-cell>
              <table:table-cell office:value-type="float" office:value="739">
                <text:p>739</text:p>
                <draw:g>
                  <svg:desc>Sheet1.E21:Sheet1.E24</svg:desc>
                </draw:g>
              </table:table-cell>
              <table:table-cell office:value-type="float" office:value="1109.66666666667">
                <text:p>1109.66666666667</text:p>
                <draw:g>
                  <svg:desc>Sheet1.F21:Sheet1.F24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59.097080540555">
                <text:p>359.097080540555</text:p>
              </table:table-cell>
              <table:table-cell office:value-type="float" office:value="738.333333333333">
                <text:p>738.333333333333</text:p>
              </table:table-cell>
              <table:table-cell office:value-type="float" office:value="1185.33333333333">
                <text:p>1185.3333333333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484.675844198366">
                <text:p>484.675844198366</text:p>
              </table:table-cell>
              <table:table-cell office:value-type="float" office:value="1474">
                <text:p>1474</text:p>
              </table:table-cell>
              <table:table-cell office:value-type="float" office:value="3063.66666666667">
                <text:p>3063.6666666666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523.120794085263">
                <text:p>523.120794085263</text:p>
              </table:table-cell>
              <table:table-cell office:value-type="float" office:value="1647">
                <text:p>1647</text:p>
              </table:table-cell>
              <table:table-cell office:value-type="float" office:value="4463">
                <text:p>44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